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E1000000E1F9C3B1A39E4AA82F.png" manifest:media-type="image/png"/>
  <manifest:file-entry manifest:full-path="Pictures/100002010000010D000000BBB8C4C3D9CD889DF6.png" manifest:media-type="image/png"/>
  <manifest:file-entry manifest:full-path="Pictures/100002010000012B000000A91168A6717C92B9E3.png" manifest:media-type="image/png"/>
  <manifest:file-entry manifest:full-path="Pictures/10000201000000E1000000E119995D4057CCD00C.png" manifest:media-type="image/png"/>
  <manifest:file-entry manifest:full-path="Pictures/10000201000000E1000000E1694EFABFEEF7F33A.png" manifest:media-type="image/png"/>
  <manifest:file-entry manifest:full-path="Pictures/100000000000027F0000017B3D52C8D51DC170E1.jpg" manifest:media-type="image/jpeg"/>
  <manifest:file-entry manifest:full-path="Pictures/10000000000000E1000000E1C02641F4FC7394F6.png" manifest:media-type="image/png"/>
  <manifest:file-entry manifest:full-path="Pictures/10000201000000E1000000E1BE3158196E49C3D5.png" manifest:media-type="image/png"/>
  <manifest:file-entry manifest:full-path="Pictures/1000020100000259000000CBF84DD856A652DBAB.png" manifest:media-type="image/png"/>
  <manifest:file-entry manifest:full-path="Pictures/10000000000000C200000103ECDA901E135D4E7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4.907cm" fo:min-width="6.562cm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3.299cm" fo:min-width="0.744cm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3.414cm" fo:min-width="0.859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3.285cm" fo:min-width="0.871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2.942cm" fo:min-width="0.516cm"/>
    </style:style>
    <style:style style:name="gr6" style:family="graphic" style:parent-style-name="standard">
      <style:graphic-properties draw:fill-color="#ec9ba4" draw:textarea-horizontal-align="justify" draw:textarea-vertical-align="middle" draw:auto-grow-height="false" fo:min-height="3.045cm" fo:min-width="0.74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159cm" draw:marker-start="" draw:marker-start-width="0.538cm" draw:marker-end="" draw:marker-end-width="0.538cm" draw:textarea-vertical-align="bottom" fo:padding-top="0.204cm" fo:padding-bottom="0.204cm" fo:padding-left="0.329cm" fo:padding-right="0.329cm"/>
    </style:style>
    <style:style style:name="gr9" style:family="graphic" style:parent-style-name="standard">
      <style:graphic-properties svg:stroke-width="0.106cm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814cm" fo:min-width="2.453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699cm" fo:min-width="2.465cm"/>
    </style:style>
    <style:style style:name="gr13" style:family="graphic" style:parent-style-name="standard">
      <style:graphic-properties svg:stroke-color="#333333" draw:fill-color="#e0c2cd" draw:textarea-horizontal-align="justify" draw:textarea-vertical-align="middle" draw:auto-grow-height="false" fo:min-height="2.272cm" fo:min-width="2.784cm"/>
    </style:style>
    <style:style style:name="gr14" style:family="graphic" style:parent-style-name="standard">
      <style:graphic-properties draw:fill-color="#e0c2cd" draw:opacity="100%" draw:textarea-horizontal-align="justify" draw:textarea-vertical-align="middle" draw:auto-grow-height="false" fo:min-height="2.272cm" fo:min-width="2.784cm"/>
    </style:style>
    <style:style style:name="gr15" style:family="graphic" style:parent-style-name="standard">
      <style:graphic-properties draw:stroke="none" svg:stroke-color="#000000" draw:fill="none" draw:fill-color="#ffffff" fo:min-height="0.796cm"/>
    </style:style>
    <style:style style:name="gr16" style:family="graphic" style:parent-style-name="standard">
      <style:graphic-properties svg:stroke-color="#333333" draw:fill-color="#e0c2cd" draw:textarea-horizontal-align="justify" draw:textarea-vertical-align="middle" draw:auto-grow-height="false" fo:min-height="1.699cm" fo:min-width="1.83cm"/>
    </style:style>
    <style:style style:name="gr17" style:family="graphic" style:parent-style-name="standard">
      <style:graphic-properties svg:stroke-width="0.053cm" draw:marker-start="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81cm" svg:stroke-color="#00a933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Fine_20_Dashed" svg:stroke-width="0.081cm" svg:stroke-color="#00a933" draw:marker-start="Arrow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Ultrafine_20_Dashed" svg:stroke-width="0.106cm" svg:stroke-color="#bf0041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dash" draw:stroke-dash="Ultrafine_20_Dashed" svg:stroke-width="0.106cm" svg:stroke-color="#bf0041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Ultrafine_20_Dashed" svg:stroke-width="0.106cm" svg:stroke-color="#bf0041" draw:marker-start="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fo:min-height="0.458cm"/>
    </style:style>
    <style:style style:name="gr24" style:family="graphic" style:parent-style-name="standard">
      <style:graphic-properties draw:stroke="none" svg:stroke-color="#000000" draw:fill="none" draw:fill-color="#ffffff" fo:min-height="0.7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dash" draw:stroke-dash="Fine_20_Dashed" svg:stroke-width="0.081cm" draw:marker-start="Arrow" draw:marker-start-width="0.421cm" draw:marker-end="Arrow" draw:marker-end-width="0.321cm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31" style:family="graphic" style:parent-style-name="standard">
      <style:graphic-properties draw:stroke="dash" draw:stroke-dash="Dashed_20__28_var_29_" draw:marker-start="Rounded_20_short_20_Arrow" draw:marker-start-width="0.3cm" draw:marker-end="" draw:marker-end-width="0.3cm" draw:textarea-vertical-align="middle"/>
    </style:style>
    <style:style style:name="gr32" style:family="graphic" style:parent-style-name="standard">
      <style:graphic-properties draw:stroke="dash" draw:stroke-dash="Dashed_20__28_var_29_" draw:marker-start="" draw:marker-start-width="0.3cm" draw:marker-end="" draw:marker-end-width="0.3cm" draw:textarea-vertical-align="middle"/>
    </style:style>
    <style:style style:name="gr33" style:family="graphic" style:parent-style-name="standard">
      <style:graphic-properties draw:stroke="dash" draw:stroke-dash="Dashed_20__28_var_29_" draw:marker-start="" draw:marker-start-width="0.3cm" draw:marker-end="Arrow" draw:marker-end-width="0.3cm" draw:textarea-vertical-align="middle"/>
    </style:style>
    <style:style style:name="gr34" style:family="graphic" style:parent-style-name="standard">
      <style:graphic-properties draw:stroke="dash" draw:stroke-dash="Dashed_20__28_var_29_" draw:marker-start="Arrow" draw:marker-start-width="0.3cm" draw:marker-end="" draw:marker-end-width="0.3cm" draw:textarea-vertical-align="middle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fill-color="#fcebdb" draw:textarea-horizontal-align="justify" draw:textarea-vertical-align="top" draw:auto-grow-height="false" fo:min-height="15.211cm" fo:min-width="12.717cm"/>
    </style:style>
    <style:style style:name="gr37" style:family="graphic" style:parent-style-name="standard">
      <style:graphic-properties draw:fill-color="#5983b0" draw:textarea-horizontal-align="justify" draw:textarea-vertical-align="middle" draw:auto-grow-height="false" fo:min-height="3.331cm" fo:min-width="2.792cm"/>
    </style:style>
    <style:style style:name="gr38" style:family="graphic" style:parent-style-name="standard">
      <style:graphic-properties draw:fill-color="#069a2e" draw:textarea-horizontal-align="justify" draw:textarea-vertical-align="middle" draw:auto-grow-height="false" fo:min-height="0.648cm" fo:min-width="0.398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85cm" fo:min-width="0.13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4cm" fo:min-width="0.13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13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98cm" fo:min-width="0.13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401cm" fo:min-width="0.13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273cm" fo:min-width="0.135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414cm" fo:min-width="0.13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415cm" fo:min-width="0.135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87cm" fo:min-width="0.1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9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</style:style>
    <style:style style:name="gr52" style:family="graphic" style:parent-style-name="standard">
      <style:graphic-properties draw:stroke="dash" draw:stroke-dash="Fine_20_Dashed" svg:stroke-width="0.081cm" svg:stroke-color="#ff0000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fo:min-height="1.655cm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2.387cm" fo:min-width="2.391cm"/>
    </style:style>
    <style:style style:name="gr55" style:family="graphic" style:parent-style-name="standard">
      <style:graphic-properties draw:fill-color="#b3cac7" draw:textarea-horizontal-align="justify" draw:textarea-vertical-align="middle" draw:auto-grow-height="false" fo:min-height="2.387cm" fo:min-width="2.39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9" style:family="graphic" style:parent-style-name="standard">
      <style:graphic-properties draw:fill-color="#81aca6" draw:opacity="22%" draw:textarea-horizontal-align="justify" draw:textarea-vertical-align="middle" draw:auto-grow-height="false" fo:min-height="1.817cm" fo:min-width="2.105cm"/>
    </style:style>
    <style:style style:name="gr60" style:family="graphic" style:parent-style-name="standard">
      <style:graphic-properties draw:opacity="22%" draw:textarea-horizontal-align="justify" draw:textarea-vertical-align="middle" draw:auto-grow-height="false" fo:min-height="1.817cm" fo:min-width="2.1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62" style:family="graphic" style:parent-style-name="standard">
      <style:graphic-properties draw:fill-color="#81aca6" draw:opacity="22%" draw:textarea-horizontal-align="justify" draw:textarea-vertical-align="middle" draw:auto-grow-height="false" fo:min-height="1.906cm" fo:min-width="2.178cm"/>
    </style:style>
    <style:style style:name="gr63" style:family="graphic" style:parent-style-name="standard">
      <style:graphic-properties draw:fill-color="#81aca6" draw:opacity="22%" draw:textarea-horizontal-align="justify" draw:textarea-vertical-align="middle" draw:auto-grow-height="false" fo:min-height="1.353cm" fo:min-width="1.344cm"/>
    </style:style>
    <style:style style:name="gr64" style:family="graphic" style:parent-style-name="objectwithoutfill">
      <style:graphic-properties svg:stroke-width="0.212cm" draw:marker-start="Arrow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margin-left="0cm" fo:margin-right="5.69cm" fo:margin-top="0cm" fo:margin-bottom="0cm" fo:text-align="center" fo:text-indent="0cm"/>
    </style:style>
    <style:style style:name="P2" style:family="paragraph">
      <loext:graphic-properties draw:fill-color="#b4c7dc"/>
      <style:paragraph-properties fo:margin-left="0cm" fo:margin-right="5.69cm" fo:margin-top="0cm" fo:margin-bottom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ffaa95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style:paragraph-properties fo:margin-left="0.051cm" fo:margin-right="0.051cm" fo:margin-top="0.051cm" fo:margin-bottom="0cm" fo:text-align="center" fo:text-indent="0.051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-color="#b4c7dc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1" style:family="paragraph">
      <loext:graphic-properties draw:fill-color="#e0c2cd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2" style:family="paragraph">
      <loext:graphic-properties draw:fill-color="#e0c2cd" draw:opacity="100%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color="#c9211e" fo:font-size="8pt" style:font-size-asian="8pt" style:font-size-complex="8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2.032cm" fo:text-align="center" fo:text-indent="0cm"/>
    </style:style>
    <style:style style:name="P18" style:family="paragraph">
      <loext:graphic-properties draw:fill-color="#fcebdb"/>
      <style:paragraph-properties fo:margin-left="0cm" fo:margin-right="2.032cm" fo:text-align="center" fo:text-indent="0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-color="#5983b0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1" style:family="paragraph">
      <loext:graphic-properties draw:fill-color="#069a2e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b4c7dc"/>
      <style:paragraph-properties fo:text-align="center"/>
    </style:style>
    <style:style style:name="P27" style:family="paragraph">
      <loext:graphic-properties draw:fill-color="#b3cac7"/>
      <style:paragraph-properties fo:text-align="center"/>
    </style:style>
    <style:style style:name="P28" style:family="paragraph">
      <loext:graphic-properties draw:fill-color="#81aca6" draw:opacity="22%"/>
      <style:paragraph-properties fo:text-align="center"/>
    </style:style>
    <style:style style:name="P29" style:family="paragraph">
      <loext:graphic-properties draw:opacity="22%"/>
      <style:paragraph-properties fo:text-align="center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5.715cm" svg:x="10.525cm" svg:y="5.191cm">
          <text:p text:style-name="P1"><text:span text:style-name="T1">TR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378cm" svg:height="3.683cm" draw:transform="skewX (-0.00523598775598299) translate (11.033cm 5.953cm)">
          <text:p text:style-name="P3"><text:span text:style-name="T2">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05cm" svg:height="3.81cm" draw:transform="skewX (-0.00506145483078355) translate (13.573cm 5.82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519cm" svg:height="3.683cm" draw:transform="skewX (-0.00523598775598299) translate (13.432cm 5.95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126cm" svg:height="3.302cm" draw:transform="skewX (-0.00506145483078355) translate (16.113cm 6.207cm)">
          <text:p text:style-name="P3">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38cm" svg:height="3.429cm" draw:transform="skewX (-0.00488692190558412) translate (13.319cm 6.207cm)">
          <text:p text:style-name="P3">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8.145cm" svg:y1="8.048cm" svg:x2="18.145cm" svg:y2="8.048cm" draw:start-shape="id1" draw:end-shape="id1" svg:d="M18145 8048z" svg:viewBox="0 0 1 1">
          <text:p/>
        </draw:connector>
        <draw:line draw:style-name="gr8" draw:text-style-name="P7" draw:layer="layout" svg:x1="11.541cm" svg:y1="10.271cm" svg:x2="16.875cm" svg:y2="10.271cm">
          <text:p/>
        </draw:line>
        <draw:line draw:style-name="gr9" draw:text-style-name="P3" draw:layer="layout" svg:x1="16.748cm" svg:y1="9.509cm" svg:x2="16.748cm" svg:y2="10.271cm">
          <text:p/>
        </draw:line>
        <draw:line draw:style-name="gr9" draw:text-style-name="P3" draw:layer="layout" svg:x1="16.748cm" svg:y1="9.509cm" svg:x2="16.748cm" svg:y2="10.271cm">
          <text:p/>
        </draw:line>
        <draw:line draw:style-name="gr9" draw:text-style-name="P3" draw:layer="layout" svg:x1="14.081cm" svg:y1="9.636cm" svg:x2="14.081cm" svg:y2="10.271cm">
          <text:p/>
        </draw:line>
        <draw:line draw:style-name="gr9" draw:text-style-name="P3" draw:layer="layout" svg:x1="11.668cm" svg:y1="9.636cm" svg:x2="11.668cm" svg:y2="10.271cm">
          <text:p/>
        </draw:line>
        <draw:frame draw:style-name="gr10" draw:text-style-name="P8" draw:layer="layout" svg:width="4.445cm" svg:height="0.645cm" svg:x="12.684cm" svg:y="10.388cm">
          <draw:text-box>
            <text:p><text:span text:style-name="T3">Message bus</text:span></text:p>
          </draw:text-box>
        </draw:frame>
        <draw:custom-shape draw:style-name="gr11" draw:text-style-name="P10" draw:layer="layout" svg:width="3.175cm" svg:height="2.286cm" svg:x="10.779cm" svg:y="12.938cm">
          <text:p text:style-name="P9"><text:span text:style-name="T1">BIRD </text:span></text:p>
          <text:p text:style-name="P9"><text:span text:style-name="T1">(linux namespace)</text:span></text:p>
          <text:p text:style-name="P9"><text:span text:style-name="T1">BGP/OSPF/R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175cm" svg:height="2.159cm" svg:x="15.605cm" svg:y="16.443cm">
          <text:p text:style-name="P9"><text:span text:style-name="T1">L2 Emulation </text:span></text:p>
          <text:p text:style-name="P9"><text:span text:style-name="T1">Protocols</text:span></text:p>
          <text:p text:style-name="P9"><text:span text:style-name="T1">Client simulation </text:span></text:p>
          <text:p text:style-name="P9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2.794cm" svg:x="1.762cm" svg:y="4.302cm">
          <text:p text:style-name="P9"><text:span text:style-name="T1">Python/Java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.556cm" svg:height="2.794cm" svg:x="1.762cm" svg:y="7.604cm">
          <text:p text:style-name="P9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3.429cm" svg:height="1.046cm" svg:x="7.223cm" svg:y="5.826cm">
          <draw:text-box>
            <text:p><text:span text:style-name="T3">JSON-RPC2/ZMQ</text:span></text:p>
          </draw:text-box>
        </draw:frame>
        <draw:custom-shape draw:style-name="gr16" draw:text-style-name="P11" draw:layer="layout" svg:width="2.54cm" svg:height="2.159cm" svg:x="2.27cm" svg:y="1.508cm">
          <text:p text:style-name="P9"><text:span text:style-name="T1">Console/T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3.54cm" svg:y1="3.667cm" svg:x2="3.54cm" svg:y2="4.302cm">
          <text:p/>
        </draw:line>
        <draw:custom-shape draw:style-name="gr11" draw:text-style-name="P10" draw:layer="layout" svg:width="3.175cm" svg:height="2.286cm" svg:x="7.223cm" svg:y="12.811cm">
          <text:p text:style-name="P9"><text:span text:style-name="T1">Linux name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8.747cm" svg:y1="11.795cm" svg:x2="8.747cm" svg:y2="12.811cm">
          <text:p/>
        </draw:line>
        <draw:line draw:style-name="gr18" draw:text-style-name="P3" draw:layer="layout" svg:x1="12.303cm" svg:y1="11.795cm" svg:x2="12.303cm" svg:y2="12.811cm">
          <text:p/>
        </draw:line>
        <draw:line draw:style-name="gr18" draw:text-style-name="P3" draw:layer="layout" svg:x1="12.303cm" svg:y1="11.795cm" svg:x2="8.747cm" svg:y2="11.795cm">
          <text:p/>
        </draw:line>
        <draw:line draw:style-name="gr18" draw:text-style-name="P3" draw:layer="layout" svg:x1="19.161cm" svg:y1="11.795cm" svg:x2="12.303cm" svg:y2="11.791cm">
          <text:p/>
        </draw:line>
        <draw:line draw:style-name="gr18" draw:text-style-name="P3" draw:layer="layout" svg:x1="19.161cm" svg:y1="7.858cm" svg:x2="19.161cm" svg:y2="11.668cm">
          <text:p/>
        </draw:line>
        <draw:line draw:style-name="gr19" draw:text-style-name="P3" draw:layer="layout" svg:x1="17.256cm" svg:y1="7.858cm" svg:x2="19.034cm" svg:y2="7.858cm">
          <text:p/>
        </draw:line>
        <draw:line draw:style-name="gr20" draw:text-style-name="P3" draw:layer="layout" svg:x1="17.256cm" svg:y1="16.494cm" svg:x2="17.256cm" svg:y2="14.716cm">
          <text:p/>
        </draw:line>
        <draw:line draw:style-name="gr21" draw:text-style-name="P3" draw:layer="layout" svg:x1="17.256cm" svg:y1="14.716cm" svg:x2="18.526cm" svg:y2="14.716cm">
          <text:p/>
        </draw:line>
        <draw:line draw:style-name="gr21" draw:text-style-name="P3" draw:layer="layout" svg:x1="18.526cm" svg:y1="14.589cm" svg:x2="18.526cm" svg:y2="8.239cm">
          <text:p/>
        </draw:line>
        <draw:line draw:style-name="gr22" draw:text-style-name="P3" draw:layer="layout" svg:x1="18.399cm" svg:y1="8.239cm" svg:x2="17.383cm" svg:y2="8.239cm">
          <text:p/>
        </draw:line>
        <draw:frame draw:style-name="gr23" draw:text-style-name="P8" draw:layer="layout" svg:width="3.175cm" svg:height="0.708cm" svg:x="12.557cm" svg:y="11.849cm">
          <draw:text-box>
            <text:p><text:span text:style-name="T3">Linux veth</text:span></text:p>
          </draw:text-box>
        </draw:frame>
        <draw:frame draw:style-name="gr24" draw:text-style-name="P8" draw:layer="layout" svg:width="3.175cm" svg:height="1.039cm" svg:x="15.732cm" svg:y="13.319cm">
          <draw:text-box>
            <text:p><text:span text:style-name="T3">ZMQ</text:span></text:p>
            <text:p><text:span text:style-name="T3">Rx/Tx tunnel</text:span></text:p>
          </draw:text-box>
        </draw:frame>
        <draw:frame draw:style-name="gr25" draw:text-style-name="P8" draw:layer="layout" svg:width="1.086cm" svg:height="0.645cm" svg:x="10.836cm" svg:y="4.546cm">
          <draw:text-box>
            <text:p><text:span text:style-name="T3">c++</text:span></text:p>
          </draw:text-box>
        </draw:frame>
        <draw:frame draw:style-name="gr26" draw:text-style-name="P13" draw:layer="layout" svg:width="1.905cm" svg:height="1.076cm" svg:x="16.621cm" svg:y="18.907cm">
          <draw:image xlink:href="Pictures/100002010000012B000000A91168A6717C92B9E3.png" xlink:type="simple" xlink:show="embed" xlink:actuate="onLoad" loext:mime-type="image/png">
            <text:p/>
          </draw:image>
        </draw:frame>
        <draw:frame draw:style-name="gr27" draw:text-style-name="P8" draw:layer="layout" svg:width="1.565cm" svg:height="0.962cm" svg:x="11.541cm" svg:y="15.224cm">
          <draw:text-box>
            <text:p><text:span text:style-name="T3">c</text:span></text:p>
          </draw:text-box>
        </draw:frame>
        <draw:frame draw:style-name="gr26" draw:text-style-name="P13" draw:layer="layout" svg:width="1.88cm" svg:height="0.635cm" svg:x="2.143cm" svg:y="4.683cm">
          <draw:image xlink:href="Pictures/1000020100000259000000CBF84DD856A652DBAB.png" xlink:type="simple" xlink:show="embed" xlink:actuate="onLoad" loext:mime-type="image/png">
            <text:p/>
          </draw:image>
        </draw:frame>
        <draw:line draw:style-name="gr28" draw:text-style-name="P3" draw:layer="layout" svg:x1="13.446cm" svg:y1="5.064cm" svg:x2="13.446cm" svg:y2="2.143cm">
          <text:p/>
        </draw:line>
        <draw:line draw:style-name="gr28" draw:text-style-name="P3" draw:layer="layout" svg:x1="14.081cm" svg:y1="5.064cm" svg:x2="14.081cm" svg:y2="2.143cm">
          <text:p/>
        </draw:line>
        <draw:line draw:style-name="gr28" draw:text-style-name="P3" draw:layer="layout" svg:x1="14.843cm" svg:y1="5.064cm" svg:x2="14.843cm" svg:y2="2.143cm">
          <text:p/>
        </draw:line>
        <draw:line draw:style-name="gr28" draw:text-style-name="P3" draw:layer="layout" svg:x1="15.605cm" svg:y1="5.064cm" svg:x2="15.605cm" svg:y2="2.143cm">
          <text:p/>
        </draw:line>
        <draw:frame draw:style-name="gr29" draw:text-style-name="P8" draw:layer="layout" svg:width="3.429cm" svg:height="1.673cm" svg:x="15.859cm" svg:y="1.486cm">
          <draw:text-box>
            <text:p><text:span text:style-name="T3">1-100gbps NIC</text:span></text:p>
            <text:p><text:span text:style-name="T3">Physical/Virtual </text:span></text:p>
            <text:p><text:span text:style-name="T3"/></text:p>
          </draw:text-box>
        </draw:frame>
        <draw:frame draw:style-name="gr29" draw:text-style-name="P14" draw:layer="layout" svg:width="6.096cm" svg:height="1.673cm" svg:x="6.588cm" svg:y="1.889cm">
          <draw:text-box>
            <text:p><text:span text:style-name="T4">TRex Architecture </text:span></text:p>
          </draw:text-box>
        </draw:frame>
        <draw:frame draw:style-name="gr30" draw:text-style-name="P15" draw:layer="layout" svg:width="1.27cm" svg:height="0.772cm" svg:x="17.637cm" svg:y="15.722cm">
          <draw:text-box>
            <text:p><text:span text:style-name="T5">(*3)</text:span></text:p>
          </draw:text-box>
        </draw:frame>
        <draw:frame draw:style-name="gr30" draw:text-style-name="P15" draw:layer="layout" svg:width="1.27cm" svg:height="0.772cm" svg:x="16.494cm" svg:y="4.048cm">
          <draw:text-box>
            <text:p><text:span text:style-name="T5">(*1)</text:span></text:p>
          </draw:text-box>
        </draw:frame>
        <draw:frame draw:style-name="gr30" draw:text-style-name="P15" draw:layer="layout" svg:width="1.27cm" svg:height="0.772cm" svg:x="12.43cm" svg:y="15.351cm">
          <draw:text-box>
            <text:p><text:span text:style-name="T5">(*2)</text:span></text:p>
          </draw:text-box>
        </draw:frame>
        <draw:frame draw:style-name="gr30" draw:text-style-name="P15" draw:layer="layout" svg:width="1.27cm" svg:height="0.772cm" svg:x="8.493cm" svg:y="15.341cm">
          <draw:text-box>
            <text:p><text:span text:style-name="T5">(*6)</text:span></text:p>
          </draw:text-box>
        </draw:frame>
        <draw:frame draw:style-name="gr30" draw:text-style-name="P15" draw:layer="layout" svg:width="1.27cm" svg:height="0.772cm" svg:x="5.445cm" svg:y="4.292cm">
          <draw:text-box>
            <text:p><text:span text:style-name="T5">(*4)</text:span></text:p>
          </draw:text-box>
        </draw:frame>
        <draw:frame draw:style-name="gr30" draw:text-style-name="P15" draw:layer="layout" svg:width="1.27cm" svg:height="0.772cm" svg:x="5.445cm" svg:y="7.477cm">
          <draw:text-box>
            <text:p><text:span text:style-name="T5">(*5)</text:span></text:p>
          </draw:text-box>
        </draw:frame>
        <draw:frame draw:style-name="gr26" draw:text-style-name="P13" draw:layer="layout" svg:width="1.27cm" svg:height="1.262cm" draw:transform="skewX (-0.00628318530717958) rotate (-0.00628318530717944) translate (13.954cm 12.938cm)">
          <draw:image xlink:href="Pictures/100000000000027F0000017B3D52C8D51DC170E1.jpg" xlink:type="simple" xlink:show="embed" xlink:actuate="onLoad" loext:mime-type="image/jpeg">
            <text:p/>
          </draw:image>
        </draw:frame>
        <draw:line draw:style-name="gr31" draw:text-style-name="P3" draw:layer="layout" svg:x1="5.318cm" svg:y1="5.826cm" svg:x2="7.35cm" svg:y2="5.826cm">
          <text:p/>
        </draw:line>
        <draw:line draw:style-name="gr31" draw:text-style-name="P3" draw:layer="layout" svg:x1="5.318cm" svg:y1="9.001cm" svg:x2="7.35cm" svg:y2="9.001cm">
          <text:p/>
        </draw:line>
        <draw:line draw:style-name="gr32" draw:text-style-name="P3" draw:layer="layout" svg:x1="7.35cm" svg:y1="5.826cm" svg:x2="7.35cm" svg:y2="9.001cm">
          <text:p/>
        </draw:line>
        <draw:line draw:style-name="gr33" draw:text-style-name="P3" draw:layer="layout" svg:x1="7.35cm" svg:y1="9.001cm" svg:x2="11.033cm" svg:y2="9.001cm">
          <text:p/>
        </draw:line>
        <draw:line draw:style-name="gr33" draw:text-style-name="P3" draw:layer="layout" svg:x1="6.588cm" svg:y1="17.637cm" svg:x2="15.605cm" svg:y2="17.637cm">
          <text:p/>
        </draw:line>
        <draw:line draw:style-name="gr34" draw:text-style-name="P3" draw:layer="layout" svg:x1="12.303cm" svg:y1="15.224cm" svg:x2="12.303cm" svg:y2="17.637cm">
          <text:p/>
        </draw:line>
        <draw:line draw:style-name="gr32" draw:text-style-name="P3" draw:layer="layout" svg:x1="6.588cm" svg:y1="9.128cm" svg:x2="6.588cm" svg:y2="17.637cm">
          <text:p/>
        </draw:line>
      </draw:page>
      <draw:page draw:name="page2" draw:style-name="dp1" draw:master-page-name="Default">
        <draw:frame draw:style-name="gr35" draw:text-style-name="P16" draw:layer="layout" svg:width="6.98cm" svg:height="1.673cm" svg:x="6.847cm" svg:y="2.397cm">
          <draw:text-box>
            <text:p><text:span text:style-name="T4">Datapath Architecture event driven scheduler</text:span></text:p>
          </draw:text-box>
        </draw:frame>
        <draw:custom-shape draw:style-name="gr36" draw:text-style-name="P18" draw:layer="layout" svg:width="14.647cm" svg:height="16.891cm" draw:transform="skewX (-0.00506145483078355) translate (3.54cm 4.937cm)">
          <text:p text:style-name="P17">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xml:id="id5" draw:id="id5" draw:layer="layout" svg:width="3.648cm" svg:height="3.937cm" draw:transform="skewX (-0.00506145483078355) translate (10.271cm 16.875cm)">
          <text:p text:style-name="P19"><text:span text:style-name="T3">Accurate </text:span></text:p>
          <text:p text:style-name="P19"><text:span text:style-name="T3">Scheduler</text:span></text:p>
          <text:p text:style-name="P19"><text:span text:style-name="T3">Priorty Queue</text:span></text:p>
          <text:p text:style-name="P1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draw:layer="layout" svg:width="1.27cm" svg:height="1.27cm" svg:x="16.11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4" draw:id="id4" draw:layer="layout" svg:width="1.27cm" svg:height="1.27cm" svg:x="6.0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27cm" svg:height="1.27cm" svg:x="5.57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2" draw:id="id2" draw:layer="layout" svg:width="1.27cm" svg:height="1.27cm" svg:x="7.3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2" draw:layer="layout" draw:type="curve" svg:x1="8.62cm" svg:y1="11.541cm" svg:x2="12.049cm" svg:y2="13.599cm" draw:start-shape="id2" draw:start-glue-point="10" draw:end-shape="id3" draw:end-glue-point="3" svg:d="M8620 11541c2572 0 858 2058 3429 2058" svg:viewBox="0 0 3430 2059">
          <text:p/>
        </draw:connector>
        <draw:connector draw:style-name="gr39" draw:text-style-name="P22" draw:layer="layout" draw:type="curve" svg:x1="7.35cm" svg:y1="15.732cm" svg:x2="10.281cm" svg:y2="18.843cm" draw:start-shape="id4" draw:start-glue-point="10" draw:end-shape="id5" draw:end-glue-point="3" svg:d="M7350 15732c2194 0 729 3111 2931 3111" svg:viewBox="0 0 2932 3112">
          <text:p/>
        </draw:connector>
        <draw:custom-shape draw:style-name="gr40" draw:text-style-name="P23" draw:layer="layout" svg:width="0.635cm" svg:height="0.635cm" svg:x="12.049cm" svg:y="9.76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0.3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4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35cm" svg:height="0.649cm" svg:x="12.049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1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2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3" draw:id="id3" draw:layer="layout" svg:width="0.635cm" svg:height="0.649cm" svg:x="12.049cm" svg:y="13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xml:id="id7" draw:id="id7" draw:layer="layout" svg:width="0.635cm" svg:height="0.65cm" svg:x="12.049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4.076cm" svg:y="9.7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0.4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0.41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23" draw:layer="layout" svg:width="0.635cm" svg:height="0.651cm" svg:x="14.076cm" svg:y="11.06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1.7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23" draw:layer="layout" svg:width="0.635cm" svg:height="0.651cm" svg:x="14.076cm" svg:y="12.23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2.88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4.076cm" svg:y="13.40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23" draw:layer="layout" svg:width="0.635cm" svg:height="0.649cm" svg:x="14.076cm" svg:y="14.05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23" draw:layer="layout" svg:width="0.635cm" svg:height="0.523cm" svg:x="14.076cm" svg:y="14.7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draw:layer="layout" svg:width="0.635cm" svg:height="0.664cm" svg:x="14.076cm" svg:y="9.63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96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draw:layer="layout" svg:width="0.635cm" svg:height="0.664cm" svg:x="14.076cm" svg:y="11.6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2.1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xml:id="id6" draw:id="id6" draw:layer="layout" svg:width="0.635cm" svg:height="0.664cm" svg:x="14.076cm" svg:y="12.8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3.35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4.0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23" xml:id="id8" draw:id="id8" draw:layer="layout" svg:width="0.635cm" svg:height="0.537cm" svg:x="14.076cm" svg:y="14.68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9" draw:text-style-name="P24" draw:layer="layout" svg:width="2.191cm" svg:height="0.887cm" svg:x="11.033cm" svg:y="8.114cm">
          <draw:text-box>
            <text:p><text:span text:style-name="T1">20usec</text:span></text:p>
            <text:p><text:span text:style-name="T1">1024 buckets</text:span></text:p>
          </draw:text-box>
        </draw:frame>
        <draw:frame draw:style-name="gr49" draw:text-style-name="P24" draw:layer="layout" svg:width="2.191cm" svg:height="0.887cm" svg:x="14.081cm" svg:y="8.112cm">
          <draw:text-box>
            <text:p><text:span text:style-name="T1">1.2msec</text:span></text:p>
            <text:p><text:span text:style-name="T1">1024 buckets</text:span></text:p>
          </draw:text-box>
        </draw:frame>
        <draw:connector draw:style-name="gr39" draw:text-style-name="P22" draw:layer="layout" draw:type="curve" svg:x1="8.621cm" svg:y1="11.541cm" svg:x2="12.05cm" svg:y2="13.599cm" svg:d="M8621 11541c2572 0 858 2058 3429 2058" svg:viewBox="0 0 3430 2059">
          <text:p/>
        </draw:connector>
        <draw:connector draw:style-name="gr39" draw:text-style-name="P22" draw:layer="layout" draw:type="curve" svg:x1="16.621cm" svg:y1="11.287cm" svg:x2="14.712cm" svg:y2="13.158cm" draw:end-shape="id6" draw:end-glue-point="1" svg:d="M16621 11287c-1056 0-102 1871-1909 1871" svg:viewBox="0 0 1910 1872">
          <text:p/>
        </draw:connector>
        <draw:connector draw:style-name="gr39" draw:text-style-name="P22" draw:layer="layout" draw:type="curve" svg:x1="12.366cm" svg:y1="15.224cm" svg:x2="12.095cm" svg:y2="16.875cm" draw:start-shape="id7" draw:start-glue-point="2" draw:end-shape="id5" svg:d="M12366 15224c0 1237-271 412-271 1651" svg:viewBox="0 0 272 1652">
          <text:p/>
        </draw:connector>
        <draw:connector draw:style-name="gr39" draw:text-style-name="P22" draw:layer="layout" draw:type="curve" svg:x1="14.394cm" svg:y1="15.224cm" svg:x2="12.095cm" svg:y2="16.875cm" draw:start-shape="id8" draw:start-glue-point="2" draw:end-shape="id5" svg:d="M14394 15224c0 1237-2299 412-2299 1651" svg:viewBox="0 0 2300 1652">
          <text:p/>
        </draw:connector>
        <draw:frame draw:style-name="gr50" draw:text-style-name="P8" draw:layer="layout" svg:width="1.361cm" svg:height="0.645cm" svg:x="10.017cm" svg:y="10.906cm">
          <draw:text-box>
            <text:p><text:span text:style-name="T3">event</text:span></text:p>
          </draw:text-box>
        </draw:frame>
        <draw:frame draw:style-name="gr51" draw:text-style-name="P25" draw:layer="layout" svg:width="4.244cm" svg:height="0.962cm" svg:x="6.715cm" svg:y="8.366cm">
          <draw:text-box>
            <text:p>Timer wheels</text:p>
          </draw:text-box>
        </draw:frame>
        <draw:line draw:style-name="gr52" draw:text-style-name="P3" draw:layer="layout" svg:x1="11.795cm" svg:y1="23.987cm" svg:x2="11.795cm" svg:y2="20.685cm">
          <text:p/>
        </draw:line>
        <draw:frame draw:style-name="gr53" draw:text-style-name="P8" draw:layer="layout" svg:width="3.683cm" svg:height="1.905cm" svg:x="10.017cm" svg:y="23.86cm">
          <draw:text-box>
            <text:p><text:span text:style-name="T3">Messages</text:span></text:p>
            <text:p><text:span text:style-name="T3"><text:s/></text:span><text:span text:style-name="T3">from Rx/CP</text:span></text:p>
          </draw:text-box>
        </draw:frame>
      </draw:page>
      <draw:page draw:name="page3" draw:style-name="dp1" draw:master-page-name="Default">
        <draw:custom-shape draw:style-name="gr54" draw:text-style-name="P26" xml:id="id10" draw:id="id10" draw:layer="layout" svg:width="3.175cm" svg:height="2.921cm" svg:x="14.208cm" svg:y="9.001cm">
          <text:p text:style-name="P3">D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7" xml:id="id9" draw:id="id9" draw:layer="layout" svg:width="3.175cm" svg:height="2.921cm" svg:x="3.794cm" svg:y="9.001cm">
          <text:p text:style-name="P3">TR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5" draw:layer="layout" svg:width="2.437cm" svg:height="0.962cm" svg:x="2.754cm" svg:y="7.096cm">
          <draw:text-box>
            <text:p>Clients</text:p>
          </draw:text-box>
        </draw:frame>
        <draw:frame draw:style-name="gr57" draw:text-style-name="P25" draw:layer="layout" svg:width="2.686cm" svg:height="1.597cm" svg:x="2.505cm" svg:y="12.684cm">
          <draw:text-box>
            <text:p>Servers</text:p>
          </draw:text-box>
        </draw:frame>
        <draw:frame draw:style-name="gr58" draw:text-style-name="P13" draw:layer="layout" svg:width="1.019cm" svg:height="1.019cm" svg:x="3.794cm" svg:y="3.413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5.188cm" svg:y="3.283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4.553cm" svg:y="4.556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7.477cm" svg:y="4.68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8.871cm" svg:y="4.55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8.236cm" svg:y="5.823cm">
          <draw:image xlink:href="Pictures/10000000000000E1000000E1C02641F4FC7394F6.png" xlink:type="simple" xlink:show="embed" xlink:actuate="onLoad" loext:mime-type="image/png">
            <text:p/>
          </draw:image>
        </draw:frame>
        <draw:custom-shape draw:style-name="gr59" draw:text-style-name="P28" draw:layer="layout" svg:width="3.683cm" svg:height="2.921cm" svg:x="7.096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draw:layer="layout" svg:width="3.683cm" svg:height="2.921cm" svg:x="3.28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5" draw:layer="layout" svg:width="1.628cm" svg:height="0.962cm" svg:x="4.175cm" svg:y="1.762cm">
          <draw:text-box>
            <text:p>Eng</text:p>
          </draw:text-box>
        </draw:frame>
        <draw:frame draw:style-name="gr27" draw:text-style-name="P25" draw:layer="layout" svg:width="1.628cm" svg:height="0.962cm" svg:x="8.239cm" svg:y="3.032cm">
          <draw:text-box>
            <text:p>Mgt</text:p>
          </draw:text-box>
        </draw:frame>
        <draw:frame draw:style-name="gr26" draw:text-style-name="P13" draw:layer="layout" svg:width="0.883cm" svg:height="1.094cm" svg:x="3.126cm" svg:y="15.898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18cm" svg:height="1.016cm" svg:x="4.585cm" svg:y="15.898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49cm" svg:height="1.052cm" svg:x="3.736cm" svg:y="17.269cm">
          <draw:image xlink:href="Pictures/10000000000000C200000103ECDA901E135D4E78.png" xlink:type="simple" xlink:show="embed" xlink:actuate="onLoad" loext:mime-type="image/png">
            <text:p/>
          </draw:image>
        </draw:frame>
        <draw:custom-shape draw:style-name="gr62" draw:text-style-name="P28" draw:layer="layout" svg:width="3.786cm" svg:height="3.048cm" svg:x="2.397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8" draw:layer="layout" svg:width="2.608cm" svg:height="2.267cm" svg:x="6.52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0.819cm" svg:height="1.016cm" svg:x="7.866cm" svg:y="16.211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19cm" svg:height="1.016cm" svg:x="6.772cm" svg:y="16.289cm">
          <draw:image xlink:href="Pictures/10000000000000C200000103ECDA901E135D4E78.png" xlink:type="simple" xlink:show="embed" xlink:actuate="onLoad" loext:mime-type="image/png">
            <text:p/>
          </draw:image>
        </draw:frame>
        <draw:connector draw:style-name="gr64" draw:text-style-name="P22" draw:layer="layout" draw:type="curve" draw:line-skew="-0.576cm" svg:x1="5.381cm" svg:y1="9.001cm" svg:x2="15.795cm" svg:y2="9.001cm" draw:start-shape="id9" draw:end-shape="id10" draw:end-glue-point="0" svg:d="M5381 9001c0-1617 10414-1617 10414 0" svg:viewBox="0 0 10415 1214">
          <text:p/>
        </draw:connector>
        <draw:connector draw:style-name="gr64" draw:text-style-name="P22" draw:layer="layout" draw:type="curve" draw:line-skew="1.027cm" svg:x1="5.381cm" svg:y1="11.922cm" svg:x2="15.795cm" svg:y2="11.922cm" draw:start-shape="id9" draw:end-shape="id10" draw:end-glue-point="2" svg:d="M5381 11922c0 2292 10414 2292 10414 0" svg:viewBox="0 0 10415 1720">
          <text:p/>
        </draw:connector>
        <draw:frame draw:style-name="gr65" draw:text-style-name="P30" draw:layer="layout" svg:width="4.572cm" svg:height="1.651cm" svg:x="15.478cm" svg:y="7.096cm">
          <draw:text-box>
            <text:p><text:span text:style-name="T6">DPI/NAT/Firewall</text:span></text:p>
          </draw:text-box>
        </draw:frame>
        <draw:frame draw:style-name="gr26" draw:text-style-name="P13" draw:layer="layout" svg:width="0.876cm" svg:height="0.876cm" draw:transform="rotate (0.0148352986419518) translate (16.24cm 9.141cm)">
          <draw:image xlink:href="Pictures/10000201000000E1000000E1694EFABFEEF7F33A.png" xlink:type="simple" xlink:show="embed" xlink:actuate="onLoad" loext:mime-type="image/png">
            <text:p/>
          </draw:image>
        </draw:frame>
        <draw:frame draw:style-name="gr26" draw:text-style-name="P13" draw:layer="layout" svg:width="0.914cm" svg:height="0.635cm" svg:x="7.579cm" svg:y="10.017cm">
          <draw:image xlink:href="Pictures/100002010000010D000000BBB8C4C3D9CD889DF6.png" xlink:type="simple" xlink:show="embed" xlink:actuate="onLoad" loext:mime-type="image/png">
            <text:p/>
          </draw:image>
        </draw:frame>
        <draw:frame draw:style-name="gr26" draw:text-style-name="P13" draw:layer="layout" svg:width="1cm" svg:height="1cm" svg:x="11.033cm" svg:y="9.906cm">
          <draw:image xlink:href="Pictures/10000201000000E1000000E1F9C3B1A39E4AA82F.png" xlink:type="simple" xlink:show="embed" xlink:actuate="onLoad" loext:mime-type="image/png">
            <text:p/>
          </draw:image>
        </draw:frame>
        <draw:frame draw:style-name="gr26" draw:text-style-name="P13" draw:layer="layout" svg:width="1.281cm" svg:height="1.281cm" svg:x="12.673cm" svg:y="9.752cm">
          <draw:image xlink:href="Pictures/10000201000000E1000000E1BE3158196E49C3D5.png" xlink:type="simple" xlink:show="embed" xlink:actuate="onLoad" loext:mime-type="image/png">
            <text:p/>
          </draw:image>
        </draw:frame>
        <draw:frame draw:style-name="gr26" draw:text-style-name="P13" draw:layer="layout" svg:width="1.127cm" svg:height="1.127cm" svg:x="8.89cm" svg:y="9.89cm">
          <draw:image xlink:href="Pictures/10000201000000E1000000E119995D4057CCD00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5:19:02.107587815</meta:creation-date>
    <meta:editing-duration>P0D</meta:editing-duration>
    <meta:editing-cycles>1</meta:editing-cycles>
    <meta:generator>LibreOffice/6.3.3.2.0$Linux_X86_64 LibreOffice_project/efd344762d9d19af2cac84c1651e18355008a6ed</meta:generator>
    <meta:document-statistic meta:object-count="145"/>
  </office:meta>
</office:document-meta>
</file>